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62.09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94.49mm"/>
    </style:style>
    <style:style style:name="co8" style:family="table-column">
      <style:table-column-properties fo:break-before="auto" style:column-width="171.03mm"/>
    </style:style>
    <style:style style:name="co9" style:family="table-column">
      <style:table-column-properties fo:break-before="auto" style:column-width="53.3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個数</text:p>
          </table:table-cell>
          <table:table-cell table:number-columns-repeated="2"/>
          <table:table-cell office:value-type="string" calcext:value-type="string">
            <text:p>RS-ONLI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LSコネクタ</text:p>
          </table:table-cell>
          <table:table-cell/>
          <table:table-cell office:value-type="string" calcext:value-type="string">
            <text:p>57202-G52-10LF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<text:a xlink:href="https://jp.rs-online.com/web/p/pcb-headers/6737604/" xlink:type="simple">https://jp.rs-online.com/web/p/pcb-headers/6737604/</text:a></text:p>
          </table:table-cell>
          <table:table-cell office:value-type="string" calcext:value-type="string">
            <text:p><text:a xlink:href="https://www.digikey.jp/product-detail/ja/amphenol-icc-fci/57202-G52-20LF/609-2632-ND/1090245" xlink:type="simple">https://www.digikey.jp/product-detail/ja/amphenol-icc-fci/57202-G52-20LF/609-2632-ND/1090245</text:a></text:p>
          </table:table-cell>
          <table:table-cell office:value-type="string" calcext:value-type="string">
            <text:p>57202-G52-20LFが手に入る場合は1個 </text:p>
          </table:table-cell>
        </table:table-row>
        <table:table-row table:style-name="ro2">
          <table:table-cell office:value-type="string" calcext:value-type="string">
            <text:p>HSコネクタ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 5179030-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<text:a xlink:href="https://jp.rs-online.com/web/p/pcb-headers/3616620/" xlink:type="simple">https://jp.rs-online.com/web/p/pcb-headers/3616620/</text:a></text:p>
          </table:table-cell>
          <table:table-cell/>
          <table:table-cell office:value-type="string" calcext:value-type="string">
            <text:p>61083-063402LF でもよい</text:p>
          </table:table-cell>
        </table:table-row>
        <table:table-row table:style-name="ro1">
          <table:table-cell office:value-type="string" calcext:value-type="string">
            <text:p>保護ダイオード？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双方向レベル変換</text:p>
          </table:table-cell>
          <table:table-cell/>
          <table:table-cell office:value-type="string" calcext:value-type="string">
            <text:p><text:s/>TXB0108PW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<text:a xlink:href="https://jp.rs-online.com/web/p/voltage-translators/7099038/" xlink:type="simple">https://jp.rs-online.com/web/p/voltage-translators/7099038/</text:a></text:p>
          </table:table-cell>
          <table:table-cell office:value-type="string" calcext:value-type="string">
            <text:p><text:a xlink:href="https://www.digikey.jp/product-detail/ja/texas-instruments/TXB0108PWR/296-21527-1-ND/1305700" xlink:type="simple">https://www.digikey.jp/product-detail/ja/texas-instruments/TXB0108PWR/296-21527-1-ND/1305700</text:a>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抵抗内蔵トランジスタ</text:p>
          </table:table-cell>
          <table:table-cell office:value-type="string" calcext:value-type="string">
            <text:p>Rhom</text:p>
          </table:table-cell>
          <table:table-cell office:value-type="string" calcext:value-type="string">
            <text:p>DTC114EKAT146</text:p>
          </table:table-cell>
          <table:table-cell office:value-type="string" calcext:value-type="string">
            <text:p><text:s text:c="2"/>TO-236-3、SC-59、SOT-23-3 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a xlink:href="https://jp.rs-online.com/web/p/digital-transistors/2461693/" xlink:type="simple">https://jp.rs-online.com/web/p/digital-transistors/2461693/</text:a></text:p>
          </table:table-cell>
          <table:table-cell office:value-type="string" calcext:value-type="string">
            <text:p><text:a xlink:href="https://www.digikey.jp/product-detail/ja/rohm-semiconductor/DTC114EKAT146/DTC114EKAT146CT-ND/650710" xlink:type="simple">https://www.digikey.jp/product-detail/ja/rohm-semiconductor/DTC114EKAT146/DTC114EKAT146CT-ND/650710</text:a>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SML-512MWT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a xlink:href="https://jp.rs-online.com/web/p/leds/7007972/" xlink:type="simple">https://jp.rs-online.com/web/p/leds/7007972/</text:a>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SM3K15F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SIT2024BA-S3-18E-25.000000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00/00/00</text:date>, <text:time style:data-style-name="N2" text:time-value="19:06:01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03T09:50:00.677000000</dc:date>
    <meta:editing-duration>PT11H43M26S</meta:editing-duration>
    <meta:editing-cycles>26</meta:editing-cycles>
    <meta:document-statistic meta:table-count="1" meta:cell-count="39" meta:object-count="0"/>
  </office:meta>
</office:document-meta>
</file>